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3.413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3.598cm"/>
    </style:style>
    <style:style style:name="co5" style:family="table-column">
      <style:table-column-properties fo:break-before="auto" style:column-width="3.651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45cm" fo:break-before="auto" style:use-optimal-row-height="false"/>
    </style:style>
    <style:style style:name="ro3" style:family="table-row">
      <style:table-row-properties style:row-height="0.524cm" fo:break-before="auto" style:use-optimal-row-height="false"/>
    </style:style>
    <style:style style:name="ro4" style:family="table-row">
      <style:table-row-properties style:row-height="0.41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/>
    <style:style style:name="ce2" style:family="table-cell" style:parent-style-name="Default" style:data-style-name="N121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Gráfico 1" draw:style-name="gr1" svg:width="22.271cm" svg:height="9.565cm" svg:x="19.543cm" svg:y="1.71cm">
            <draw:object draw:notify-on-update-of-ranges="Sheet1.A6:Sheet1.A25 Sheet1.E5:Sheet1.E5 Sheet1.E6:Sheet1.E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áfico 2" draw:style-name="gr1" svg:width="22.271cm" svg:height="9.974cm" svg:x="19.584cm" svg:y="12.668cm">
            <draw:object draw:notify-on-update-of-ranges="Sheet1.A31:Sheet1.A50 Sheet1.E30:Sheet1.E30 Sheet1.E31:Sheet1.E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Gráfico 3" draw:style-name="gr1" svg:width="22.271cm" svg:height="9.974cm" svg:x="19.634cm" svg:y="24.941cm">
            <draw:object draw:notify-on-update-of-ranges="Sheet1.A58:Sheet1.A77 Sheet1.E57:Sheet1.E57 Sheet1.E58:Sheet1.E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Gráfico 4" draw:style-name="gr1" svg:width="22.271cm" svg:height="9.974cm" svg:x="19.111cm" svg:y="37.443cm">
            <draw:object draw:notify-on-update-of-ranges="Sheet1.A85:Sheet1.A104 Sheet1.E84:Sheet1.E84 Sheet1.E85:Sheet1.E10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Nª de bytes</text:p>
          </table:table-cell>
          <table:table-cell office:value-type="float" office:value="3309702" calcext:value-type="float">
            <text:p>33097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udrate</text:p>
          </table:table-cell>
          <table:table-cell office:value-type="float" office:value="38400" calcext:value-type="float">
            <text:p>384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manho do pacote (byte)</text:p>
          </table:table-cell>
          <table:table-cell office:value-type="string" calcext:value-type="string">
            <text:p>Tempo (s)</text:p>
          </table:table-cell>
          <table:table-cell office:value-type="string" calcext:value-type="string">
            <text:p>R (bits/s)</text:p>
          </table:table-cell>
          <table:table-cell office:value-type="string" calcext:value-type="string">
            <text:p>S (R/C)</text:p>
          </table:table-cell>
          <table:table-cell office:value-type="string" calcext:value-type="string">
            <text:p>S (méd)</text:p>
          </table:table-cell>
          <table:table-cell table:number-columns-repeated="1019"/>
        </table:table-row>
        <table:table-row table:style-name="ro2">
          <table:table-cell table:style-name="ce3" office:value-type="float" office:value="10" calcext:value-type="float" table:number-columns-spanned="1" table:number-rows-spanned="3">
            <text:p>10</text:p>
          </table:table-cell>
          <table:table-cell table:style-name="ce2" office:value-type="float" office:value="32.877540825" calcext:value-type="float">
            <text:p>32,8775408250</text:p>
          </table:table-cell>
          <table:table-cell table:formula="of:=[.$B$1]*8/[.B5]" office:value-type="float" office:value="805340.525343261" calcext:value-type="float">
            <text:p>805340,525343261</text:p>
          </table:table-cell>
          <table:table-cell table:formula="of:=[.C5]/$b$2g26" office:value-type="string" office:string-value="" calcext:value-type="error">
            <text:p>#NAME?</text:p>
          </table:table-cell>
          <table:table-cell table:style-name="ce4" table:formula="of:=AVERAGE([.D5];[.D6];[.D7])" office:value-type="string" office:string-value="" calcext:value-type="error" table:number-columns-spanned="1" table:number-rows-spanned="3">
            <text:p>#NAME?</text:p>
          </table:table-cell>
          <table:table-cell table:number-columns-repeated="1019"/>
        </table:table-row>
        <table:table-row table:style-name="ro3">
          <table:covered-table-cell/>
          <table:table-cell office:value-type="float" office:value="33.09377789" calcext:value-type="float">
            <text:p>33,09377789</text:p>
          </table:table-cell>
          <table:table-cell table:formula="of:=[.$B$1]*8/[.B6]" office:value-type="float" office:value="800078.373886736" calcext:value-type="float">
            <text:p>800078,373886736</text:p>
          </table:table-cell>
          <table:table-cell table:formula="of:=[.C6]/[.$B$2]" office:value-type="float" office:value="20.8353743199671" calcext:value-type="float">
            <text:p>20,8353743199671</text:p>
          </table:table-cell>
          <table:covered-table-cell/>
          <table:table-cell table:number-columns-repeated="1019"/>
        </table:table-row>
        <table:table-row table:style-name="ro4">
          <table:covered-table-cell/>
          <table:table-cell office:value-type="float" office:value="32.997341143" calcext:value-type="float">
            <text:p>32,997341143</text:p>
          </table:table-cell>
          <table:table-cell table:formula="of:=[.$B$1]*8/[.B7]" office:value-type="float" office:value="802416.651852476" calcext:value-type="float">
            <text:p>802416,651852476</text:p>
          </table:table-cell>
          <table:table-cell table:formula="of:=[.C7]/[.$B$2]" office:value-type="float" office:value="20.8962669753249" calcext:value-type="float">
            <text:p>20,8962669753249</text:p>
          </table:table-cell>
          <table:covered-table-cell/>
          <table:table-cell table:number-columns-repeated="1019"/>
        </table:table-row>
        <table:table-row table:style-name="ro1">
          <table:table-cell table:style-name="ce3" office:value-type="float" office:value="20" calcext:value-type="float" table:number-columns-spanned="1" table:number-rows-spanned="3">
            <text:p>20</text:p>
          </table:table-cell>
          <table:table-cell office:value-type="float" office:value="17.321659671" calcext:value-type="float">
            <text:p>17,321659671</text:p>
          </table:table-cell>
          <table:table-cell table:formula="of:=[.$B$1]*8/[.B8]" office:value-type="float" office:value="1528584.24093904" calcext:value-type="float">
            <text:p>1528584,24093904</text:p>
          </table:table-cell>
          <table:table-cell table:formula="of:=[.C8]/[.$B$2]" office:value-type="float" office:value="39.8068812744543" calcext:value-type="float">
            <text:p>39,8068812744543</text:p>
          </table:table-cell>
          <table:table-cell table:style-name="ce4" table:formula="of:=AVERAGE([.D8];[.D9];[.D10])" office:value-type="float" office:value="40.1104847955335" calcext:value-type="float" table:number-columns-spanned="1" table:number-rows-spanned="3">
            <text:p>40,1104847955335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16.863139136" calcext:value-type="float">
            <text:p>16,863139136</text:p>
          </table:table-cell>
          <table:table-cell table:formula="of:=[.$B$1]*8/[.B9]" office:value-type="float" office:value="1570147.51443726" calcext:value-type="float">
            <text:p>1570147,51443726</text:p>
          </table:table-cell>
          <table:table-cell table:formula="of:=[.C9]/[.$B$2]" office:value-type="float" office:value="40.8892581884702" calcext:value-type="float">
            <text:p>40,8892581884702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17.396638612" calcext:value-type="float">
            <text:p>17,396638612</text:p>
          </table:table-cell>
          <table:table-cell table:formula="of:=[.$B$1]*8/[.B10]" office:value-type="float" office:value="1521996.09306915" calcext:value-type="float">
            <text:p>1521996,09306915</text:p>
          </table:table-cell>
          <table:table-cell table:formula="of:=[.C10]/[.$B$2]" office:value-type="float" office:value="39.6353149236759" calcext:value-type="float">
            <text:p>39,6353149236759</text:p>
          </table:table-cell>
          <table:covered-table-cell/>
          <table:table-cell table:number-columns-repeated="1019"/>
        </table:table-row>
        <table:table-row table:style-name="ro1">
          <table:table-cell table:style-name="ce3" office:value-type="float" office:value="40" calcext:value-type="float" table:number-columns-spanned="1" table:number-rows-spanned="3">
            <text:p>40</text:p>
          </table:table-cell>
          <table:table-cell office:value-type="float" office:value="9.369149916" calcext:value-type="float">
            <text:p>9,369149916</text:p>
          </table:table-cell>
          <table:table-cell table:formula="of:=[.$B$1]*8/[.B11]" office:value-type="float" office:value="2826042.51585123" calcext:value-type="float">
            <text:p>2826042,51585123</text:p>
          </table:table-cell>
          <table:table-cell table:formula="of:=[.C11]/[.$B$2]" office:value-type="float" office:value="73.5948571836258" calcext:value-type="float">
            <text:p>73,5948571836258</text:p>
          </table:table-cell>
          <table:table-cell table:style-name="ce4" table:formula="of:=AVERAGE([.D11];[.D12];[.D13])" office:value-type="float" office:value="73.2830774879331" calcext:value-type="float" table:number-columns-spanned="1" table:number-rows-spanned="3">
            <text:p>73,2830774879331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9.510464306" calcext:value-type="float">
            <text:p>9,510464306</text:p>
          </table:table-cell>
          <table:table-cell table:formula="of:=[.$B$1]*8/[.B12]" office:value-type="float" office:value="2784050.82528891" calcext:value-type="float">
            <text:p>2784050,82528891</text:p>
          </table:table-cell>
          <table:table-cell table:formula="of:=[.C12]/[.$B$2]" office:value-type="float" office:value="72.501323575232" calcext:value-type="float">
            <text:p>72,501323575232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9.349053823" calcext:value-type="float">
            <text:p>9,349053823</text:p>
          </table:table-cell>
          <table:table-cell table:formula="of:=[.$B$1]*8/[.B13]" office:value-type="float" office:value="2832117.18546975" calcext:value-type="float">
            <text:p>2832117,18546975</text:p>
          </table:table-cell>
          <table:table-cell table:formula="of:=[.C13]/[.$B$2]" office:value-type="float" office:value="73.7530517049415" calcext:value-type="float">
            <text:p>73,7530517049415</text:p>
          </table:table-cell>
          <table:covered-table-cell/>
          <table:table-cell table:number-columns-repeated="1019"/>
        </table:table-row>
        <table:table-row table:style-name="ro1">
          <table:table-cell table:style-name="ce3" office:value-type="float" office:value="80" calcext:value-type="float" table:number-columns-spanned="1" table:number-rows-spanned="3">
            <text:p>80</text:p>
          </table:table-cell>
          <table:table-cell office:value-type="float" office:value="5.285104169" calcext:value-type="float">
            <text:p>5,285104169</text:p>
          </table:table-cell>
          <table:table-cell table:formula="of:=[.$B$1]*8/[.B14]" office:value-type="float" office:value="5009856.97790132" calcext:value-type="float">
            <text:p>5009856,97790132</text:p>
          </table:table-cell>
          <table:table-cell table:formula="of:=[.C14]/[.$B$2]" office:value-type="float" office:value="130.46502546618" calcext:value-type="float">
            <text:p>130,46502546618</text:p>
          </table:table-cell>
          <table:table-cell table:style-name="ce4" table:formula="of:=AVERAGE([.D14];[.D15];[.D16])" office:value-type="float" office:value="128.48792813783" calcext:value-type="float" table:number-columns-spanned="1" table:number-rows-spanned="3">
            <text:p>128,48792813783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5.440654181" calcext:value-type="float">
            <text:p>5,440654181</text:p>
          </table:table-cell>
          <table:table-cell table:formula="of:=[.$B$1]*8/[.B15]" office:value-type="float" office:value="4866623.59325572" calcext:value-type="float">
            <text:p>4866623,59325572</text:p>
          </table:table-cell>
          <table:table-cell table:formula="of:=[.C15]/[.$B$2]" office:value-type="float" office:value="126.734989407701" calcext:value-type="float">
            <text:p>126,734989407701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5.375806843" calcext:value-type="float">
            <text:p>5,375806843</text:p>
          </table:table-cell>
          <table:table-cell table:formula="of:=[.$B$1]*8/[.B16]" office:value-type="float" office:value="4925328.75032095" calcext:value-type="float">
            <text:p>4925328,75032095</text:p>
          </table:table-cell>
          <table:table-cell table:formula="of:=[.C16]/[.$B$2]" office:value-type="float" office:value="128.263769539608" calcext:value-type="float">
            <text:p>128,263769539608</text:p>
          </table:table-cell>
          <table:covered-table-cell/>
          <table:table-cell table:number-columns-repeated="1019"/>
        </table:table-row>
        <table:table-row table:style-name="ro1">
          <table:table-cell table:style-name="ce3" office:value-type="float" office:value="160" calcext:value-type="float" table:number-columns-spanned="1" table:number-rows-spanned="3">
            <text:p>160</text:p>
          </table:table-cell>
          <table:table-cell office:value-type="float" office:value="3.409024421" calcext:value-type="float">
            <text:p>3,409024421</text:p>
          </table:table-cell>
          <table:table-cell table:formula="of:=[.$B$1]*8/[.B17]" office:value-type="float" office:value="7766918.83956439" calcext:value-type="float">
            <text:p>7766918,83956439</text:p>
          </table:table-cell>
          <table:table-cell table:formula="of:=[.C17]/[.$B$2]" office:value-type="float" office:value="202.263511446989" calcext:value-type="float">
            <text:p>202,263511446989</text:p>
          </table:table-cell>
          <table:table-cell table:style-name="ce4" table:formula="of:=AVERAGE([.D17];[.D18];[.D19])" office:value-type="float" office:value="203.645456645475" calcext:value-type="float" table:number-columns-spanned="1" table:number-rows-spanned="3">
            <text:p>203,645456645475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3.34785441" calcext:value-type="float">
            <text:p>3,34785441</text:p>
          </table:table-cell>
          <table:table-cell table:formula="of:=[.$B$1]*8/[.B18]" office:value-type="float" office:value="7908831.37597372" calcext:value-type="float">
            <text:p>7908831,37597372</text:p>
          </table:table-cell>
          <table:table-cell table:formula="of:=[.C18]/[.$B$2]" office:value-type="float" office:value="205.959150415982" calcext:value-type="float">
            <text:p>205,959150415982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3.401453491" calcext:value-type="float">
            <text:p>3,401453491</text:p>
          </table:table-cell>
          <table:table-cell table:formula="of:=[.$B$1]*8/[.B19]" office:value-type="float" office:value="7784206.39002058" calcext:value-type="float">
            <text:p>7784206,39002058</text:p>
          </table:table-cell>
          <table:table-cell table:formula="of:=[.C19]/[.$B$2]" office:value-type="float" office:value="202.713708073452" calcext:value-type="float">
            <text:p>202,713708073452</text:p>
          </table:table-cell>
          <table:covered-table-cell/>
          <table:table-cell table:number-columns-repeated="1019"/>
        </table:table-row>
        <table:table-row table:style-name="ro1">
          <table:table-cell table:style-name="ce3" office:value-type="float" office:value="320" calcext:value-type="float" table:number-columns-spanned="1" table:number-rows-spanned="3">
            <text:p>320</text:p>
          </table:table-cell>
          <table:table-cell office:value-type="float" office:value="2.264595292" calcext:value-type="float">
            <text:p>2,264595292</text:p>
          </table:table-cell>
          <table:table-cell table:formula="of:=[.$B$1]*8/[.B20]" office:value-type="float" office:value="11691985.8014083" calcext:value-type="float">
            <text:p>11691985,8014083</text:p>
          </table:table-cell>
          <table:table-cell table:formula="of:=[.C20]/[.$B$2]" office:value-type="float" office:value="304.478796911673" calcext:value-type="float">
            <text:p>304,478796911673</text:p>
          </table:table-cell>
          <table:table-cell table:style-name="ce4" table:formula="of:=AVERAGE([.D20];[.D21];[.D22])" office:value-type="float" office:value="304.573337360365" calcext:value-type="float" table:number-columns-spanned="1" table:number-rows-spanned="3">
            <text:p>304,573337360365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2.263796473" calcext:value-type="float">
            <text:p>2,263796473</text:p>
          </table:table-cell>
          <table:table-cell table:formula="of:=[.$B$1]*8/[.B21]" office:value-type="float" office:value="11696111.5170003" calcext:value-type="float">
            <text:p>11696111,5170003</text:p>
          </table:table-cell>
          <table:table-cell table:formula="of:=[.C21]/[.$B$2]" office:value-type="float" office:value="304.586237421883" calcext:value-type="float">
            <text:p>304,586237421883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2.263285685" calcext:value-type="float">
            <text:p>2,263285685</text:p>
          </table:table-cell>
          <table:table-cell table:formula="of:=[.$B$1]*8/[.B22]" office:value-type="float" office:value="11698751.1455055" calcext:value-type="float">
            <text:p>11698751,1455055</text:p>
          </table:table-cell>
          <table:table-cell table:formula="of:=[.C22]/[.$B$2]" office:value-type="float" office:value="304.65497774754" calcext:value-type="float">
            <text:p>304,65497774754</text:p>
          </table:table-cell>
          <table:covered-table-cell/>
          <table:table-cell table:number-columns-repeated="1019"/>
        </table:table-row>
        <table:table-row table:style-name="ro1">
          <table:table-cell table:style-name="ce3" office:value-type="float" office:value="640" calcext:value-type="float" table:number-columns-spanned="1" table:number-rows-spanned="3">
            <text:p>640</text:p>
          </table:table-cell>
          <table:table-cell office:value-type="float" office:value="1.564099827" calcext:value-type="float">
            <text:p>1,564099827</text:p>
          </table:table-cell>
          <table:table-cell table:formula="of:=[.$B$1]*8/[.B23]" office:value-type="float" office:value="16928341.4926175" calcext:value-type="float">
            <text:p>16928341,4926175</text:p>
          </table:table-cell>
          <table:table-cell table:formula="of:=[.C23]/[.$B$2]" office:value-type="float" office:value="440.842226370248" calcext:value-type="float">
            <text:p>440,842226370248</text:p>
          </table:table-cell>
          <table:table-cell table:style-name="ce4" table:formula="of:=AVERAGE([.D23];[.D24];[.D25])" office:value-type="float" office:value="439.744504516382" calcext:value-type="float" table:number-columns-spanned="1" table:number-rows-spanned="3">
            <text:p>439,744504516382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1.585893333" calcext:value-type="float">
            <text:p>1,585893333</text:p>
          </table:table-cell>
          <table:table-cell table:formula="of:=[.$B$1]*8/[.B24]" office:value-type="float" office:value="16695710.5178776" calcext:value-type="float">
            <text:p>16695710,5178776</text:p>
          </table:table-cell>
          <table:table-cell table:formula="of:=[.C24]/[.$B$2]" office:value-type="float" office:value="434.784128069728" calcext:value-type="float">
            <text:p>434,784128069728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1.554351042" calcext:value-type="float">
            <text:p>1,554351042</text:p>
          </table:table-cell>
          <table:table-cell table:formula="of:=[.$B$1]*8/[.B25]" office:value-type="float" office:value="17034514.9097922" calcext:value-type="float">
            <text:p>17034514,9097922</text:p>
          </table:table-cell>
          <table:table-cell table:formula="of:=[.C25]/[.$B$2]" office:value-type="float" office:value="443.607159109171" calcext:value-type="float">
            <text:p>443,607159109171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ª de bytes</text:p>
          </table:table-cell>
          <table:table-cell office:value-type="float" office:value="3309702" calcext:value-type="float">
            <text:p>33097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anho do pacote (byte)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udrate</text:p>
          </table:table-cell>
          <table:table-cell office:value-type="string" calcext:value-type="string">
            <text:p>Tempo (s)</text:p>
          </table:table-cell>
          <table:table-cell office:value-type="string" calcext:value-type="string">
            <text:p>R (bits/s)</text:p>
          </table:table-cell>
          <table:table-cell office:value-type="string" calcext:value-type="string">
            <text:p>S (R/C)</text:p>
          </table:table-cell>
          <table:table-cell office:value-type="string" calcext:value-type="string">
            <text:p>S (méd)</text:p>
          </table:table-cell>
          <table:table-cell table:number-columns-repeated="1019"/>
        </table:table-row>
        <table:table-row table:style-name="ro1">
          <table:table-cell table:style-name="ce3" table:formula="of:=[.A33]/2" office:value-type="float" office:value="600" calcext:value-type="float" table:number-columns-spanned="1" table:number-rows-spanned="3">
            <text:p>600</text:p>
          </table:table-cell>
          <table:table-cell office:value-type="float" office:value="5.446173493" calcext:value-type="float">
            <text:p>5,446173493</text:p>
          </table:table-cell>
          <table:table-cell table:formula="of:=[.$B$27]*8/[.B30]" office:value-type="float" office:value="4861691.61412721" calcext:value-type="float">
            <text:p>4861691,61412721</text:p>
          </table:table-cell>
          <table:table-cell table:formula="of:=[.C30]/[.A30]" office:value-type="float" office:value="8102.81935687869" calcext:value-type="float">
            <text:p>8102,81935687869</text:p>
          </table:table-cell>
          <table:table-cell table:style-name="ce4" table:formula="of:=AVERAGE([.D30];[.D31];[.D32])" office:value-type="float" office:value="8107.76149235749" calcext:value-type="float" table:number-columns-spanned="1" table:number-rows-spanned="3">
            <text:p>8107,76149235749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5.458661425" calcext:value-type="float">
            <text:p>5,458661425</text:p>
          </table:table-cell>
          <table:table-cell table:formula="of:=[.$B$27]*8/[.B31]" office:value-type="float" office:value="4850569.38661478" calcext:value-type="float">
            <text:p>4850569,38661478</text:p>
          </table:table-cell>
          <table:table-cell table:formula="of:=[.C31]/[.A30]" office:value-type="float" office:value="8084.28231102463" calcext:value-type="float">
            <text:p>8084,28231102463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5.423840766" calcext:value-type="float">
            <text:p>5,423840766</text:p>
          </table:table-cell>
          <table:table-cell table:formula="of:=[.$B$27]*8/[.B32]" office:value-type="float" office:value="4881709.68550149" calcext:value-type="float">
            <text:p>4881709,68550149</text:p>
          </table:table-cell>
          <table:table-cell table:formula="of:=[.C32]/[.A30]" office:value-type="float" office:value="8136.18280916914" calcext:value-type="float">
            <text:p>8136,18280916914</text:p>
          </table:table-cell>
          <table:covered-table-cell/>
          <table:table-cell table:number-columns-repeated="1019"/>
        </table:table-row>
        <table:table-row table:style-name="ro1">
          <table:table-cell table:style-name="ce3" table:formula="of:=[.A36]/2" office:value-type="float" office:value="1200" calcext:value-type="float" table:number-columns-spanned="1" table:number-rows-spanned="3">
            <text:p>1200</text:p>
          </table:table-cell>
          <table:table-cell office:value-type="float" office:value="5.330546552" calcext:value-type="float">
            <text:p>5,330546552</text:p>
          </table:table-cell>
          <table:table-cell table:formula="of:=[.$B$27]*8/[.B33]" office:value-type="float" office:value="4967148.44185456" calcext:value-type="float">
            <text:p>4967148,44185456</text:p>
          </table:table-cell>
          <table:table-cell table:formula="of:=[.C33]/[.A33]" office:value-type="float" office:value="4139.29036821213" calcext:value-type="float">
            <text:p>4139,29036821213</text:p>
          </table:table-cell>
          <table:table-cell table:style-name="ce4" table:formula="of:=AVERAGE([.D33];[.D34];[.D35])" office:value-type="float" office:value="4154.3067643499" calcext:value-type="float" table:number-columns-spanned="1" table:number-rows-spanned="3">
            <text:p>4154,3067643499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5.303102648" calcext:value-type="float">
            <text:p>5,303102648</text:p>
          </table:table-cell>
          <table:table-cell table:formula="of:=[.$B$27]*8/[.B34]" office:value-type="float" office:value="4992853.76080467" calcext:value-type="float">
            <text:p>4992853,76080467</text:p>
          </table:table-cell>
          <table:table-cell table:formula="of:=[.C34]/[.A33]" office:value-type="float" office:value="4160.71146733722" calcext:value-type="float">
            <text:p>4160,71146733722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5.300291184" calcext:value-type="float">
            <text:p>5,300291184</text:p>
          </table:table-cell>
          <table:table-cell table:formula="of:=[.$B$27]*8/[.B35]" office:value-type="float" office:value="4995502.14900042" calcext:value-type="float">
            <text:p>4995502,14900042</text:p>
          </table:table-cell>
          <table:table-cell table:formula="of:=[.C35]/[.A33]" office:value-type="float" office:value="4162.91845750035" calcext:value-type="float">
            <text:p>4162,91845750035</text:p>
          </table:table-cell>
          <table:covered-table-cell/>
          <table:table-cell table:number-columns-repeated="1019"/>
        </table:table-row>
        <table:table-row table:style-name="ro1">
          <table:table-cell table:style-name="ce3" table:formula="of:=[.A39]/2" office:value-type="float" office:value="2400" calcext:value-type="float" table:number-columns-spanned="1" table:number-rows-spanned="3">
            <text:p>2400</text:p>
          </table:table-cell>
          <table:table-cell office:value-type="float" office:value="5.399015633" calcext:value-type="float">
            <text:p>5,399015633</text:p>
          </table:table-cell>
          <table:table-cell table:formula="of:=[.$B$27]*8/[.B36]" office:value-type="float" office:value="4904156.20176442" calcext:value-type="float">
            <text:p>4904156,20176442</text:p>
          </table:table-cell>
          <table:table-cell table:formula="of:=[.C36]/[.A36]" office:value-type="float" office:value="2043.39841740184" calcext:value-type="float">
            <text:p>2043,39841740184</text:p>
          </table:table-cell>
          <table:table-cell table:style-name="ce4" table:formula="of:=AVERAGE([.D36];[.D37];[.D38])" office:value-type="float" office:value="2051.79634147843" calcext:value-type="float" table:number-columns-spanned="1" table:number-rows-spanned="3">
            <text:p>2051,79634147843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5.406818799" calcext:value-type="float">
            <text:p>5,406818799</text:p>
          </table:table-cell>
          <table:table-cell table:formula="of:=[.$B$27]*8/[.B37]" office:value-type="float" office:value="4897078.48261848" calcext:value-type="float">
            <text:p>4897078,48261848</text:p>
          </table:table-cell>
          <table:table-cell table:formula="of:=[.C37]/[.A36]" office:value-type="float" office:value="2040.4493677577" calcext:value-type="float">
            <text:p>2040,4493677577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5.325667571" calcext:value-type="float">
            <text:p>5,325667571</text:p>
          </table:table-cell>
          <table:table-cell table:formula="of:=[.$B$27]*8/[.B38]" office:value-type="float" office:value="4971698.97426179" calcext:value-type="float">
            <text:p>4971698,97426179</text:p>
          </table:table-cell>
          <table:table-cell table:formula="of:=[.C38]/[.A36]" office:value-type="float" office:value="2071.54123927575" calcext:value-type="float">
            <text:p>2071,54123927575</text:p>
          </table:table-cell>
          <table:covered-table-cell/>
          <table:table-cell table:number-columns-repeated="1019"/>
        </table:table-row>
        <table:table-row table:style-name="ro1">
          <table:table-cell table:style-name="ce3" table:formula="of:=[.A42]/2" office:value-type="float" office:value="4800" calcext:value-type="float" table:number-columns-spanned="1" table:number-rows-spanned="3">
            <text:p>4800</text:p>
          </table:table-cell>
          <table:table-cell office:value-type="float" office:value="5.41531813" calcext:value-type="float">
            <text:p>5,41531813</text:p>
          </table:table-cell>
          <table:table-cell table:formula="of:=[.$B$27]*8/[.B39]" office:value-type="float" office:value="4889392.52771102" calcext:value-type="float">
            <text:p>4889392,52771102</text:p>
          </table:table-cell>
          <table:table-cell table:formula="of:=[.C39]/[.A39]" office:value-type="float" office:value="1018.62344327313" calcext:value-type="float">
            <text:p>1018,62344327313</text:p>
          </table:table-cell>
          <table:table-cell table:style-name="ce4" table:formula="of:=AVERAGE([.D39];[.D41];[.D42])" office:value-type="float" office:value="849.249283105651" calcext:value-type="float" table:number-columns-spanned="1" table:number-rows-spanned="3">
            <text:p>849,249283105651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5.315436942" calcext:value-type="float">
            <text:p>5,315436942</text:p>
          </table:table-cell>
          <table:table-cell table:formula="of:=[.$B$27]*8/[.B40]" office:value-type="float" office:value="4981268.01030913" calcext:value-type="float">
            <text:p>4981268,01030913</text:p>
          </table:table-cell>
          <table:table-cell table:formula="of:=[.C40]/[.A39]" office:value-type="float" office:value="1037.7641688144" calcext:value-type="float">
            <text:p>1037,7641688144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5.423690153" calcext:value-type="float">
            <text:p>5,423690153</text:p>
          </table:table-cell>
          <table:table-cell table:formula="of:=[.$B$27]*8/[.B41]" office:value-type="float" office:value="4881845.24799125" calcext:value-type="float">
            <text:p>4881845,24799125</text:p>
          </table:table-cell>
          <table:table-cell table:formula="of:=[.C41]/[.A39]" office:value-type="float" office:value="1017.05109333151" calcext:value-type="float">
            <text:p>1017,05109333151</text:p>
          </table:table-cell>
          <table:covered-table-cell/>
          <table:table-cell table:number-columns-repeated="1019"/>
        </table:table-row>
        <table:table-row table:style-name="ro1">
          <table:table-cell table:style-name="ce3" table:formula="of:=[.A45]/2" office:value-type="float" office:value="9600" calcext:value-type="float" table:number-columns-spanned="1" table:number-rows-spanned="3">
            <text:p>9600</text:p>
          </table:table-cell>
          <table:table-cell office:value-type="float" office:value="5.386113534" calcext:value-type="float">
            <text:p>5,386113534</text:p>
          </table:table-cell>
          <table:table-cell table:formula="of:=[.$B$27]*8/[.B42]" office:value-type="float" office:value="4915903.8020382" calcext:value-type="float">
            <text:p>4915903,8020382</text:p>
          </table:table-cell>
          <table:table-cell table:formula="of:=[.C42]/[.A42]" office:value-type="float" office:value="512.073312712312" calcext:value-type="float">
            <text:p>512,073312712312</text:p>
          </table:table-cell>
          <table:table-cell table:style-name="ce4" table:formula="of:=AVERAGE([.D43];[.D44];[.D45])" office:value-type="float" office:value="423.312935181434" calcext:value-type="float" table:number-columns-spanned="1" table:number-rows-spanned="3">
            <text:p>423,312935181434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5.486924366" calcext:value-type="float">
            <text:p>5,486924366</text:p>
          </table:table-cell>
          <table:table-cell table:formula="of:=[.$B$27]*8/[.B43]" office:value-type="float" office:value="4825584.28617494" calcext:value-type="float">
            <text:p>4825584,28617494</text:p>
          </table:table-cell>
          <table:table-cell table:formula="of:=[.C43]/[.A42]" office:value-type="float" office:value="502.66502980989" calcext:value-type="float">
            <text:p>502,66502980989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5.391246562" calcext:value-type="float">
            <text:p>5,391246562</text:p>
          </table:table-cell>
          <table:table-cell table:formula="of:=[.$B$27]*8/[.B44]" office:value-type="float" office:value="4911223.34983276" calcext:value-type="float">
            <text:p>4911223,34983276</text:p>
          </table:table-cell>
          <table:table-cell table:formula="of:=[.C44]/[.A42]" office:value-type="float" office:value="511.585765607579" calcext:value-type="float">
            <text:p>511,585765607579</text:p>
          </table:table-cell>
          <table:covered-table-cell/>
          <table:table-cell table:number-columns-repeated="1019"/>
        </table:table-row>
        <table:table-row table:style-name="ro1">
          <table:table-cell table:style-name="ce3" table:formula="of:=[.A48]/2" office:value-type="float" office:value="19200" calcext:value-type="float" table:number-columns-spanned="1" table:number-rows-spanned="3">
            <text:p>19200</text:p>
          </table:table-cell>
          <table:table-cell office:value-type="float" office:value="5.393457829" calcext:value-type="float">
            <text:p>5,393457829</text:p>
          </table:table-cell>
          <table:table-cell table:formula="of:=[.$B$27]*8/[.B45]" office:value-type="float" office:value="4909209.7944352" calcext:value-type="float">
            <text:p>4909209,7944352</text:p>
          </table:table-cell>
          <table:table-cell table:formula="of:=[.C45]/[.A45]" office:value-type="float" office:value="255.688010126833" calcext:value-type="float">
            <text:p>255,688010126833</text:p>
          </table:table-cell>
          <table:table-cell table:style-name="ce4" table:formula="of:=AVERAGE([.D46];[.D47];[.D48])" office:value-type="float" office:value="211.179740636658" calcext:value-type="float" table:number-columns-spanned="1" table:number-rows-spanned="3">
            <text:p>211,179740636658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5.45962937" calcext:value-type="float">
            <text:p>5,45962937</text:p>
          </table:table-cell>
          <table:table-cell table:formula="of:=[.$B$27]*8/[.B46]" office:value-type="float" office:value="4849709.4226746" calcext:value-type="float">
            <text:p>4849709,4226746</text:p>
          </table:table-cell>
          <table:table-cell table:formula="of:=[.C46]/[.A45]" office:value-type="float" office:value="252.589032430969" calcext:value-type="float">
            <text:p>252,589032430969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5.444188029" calcext:value-type="float">
            <text:p>5,444188029</text:p>
          </table:table-cell>
          <table:table-cell table:formula="of:=[.$B$27]*8/[.B47]" office:value-type="float" office:value="4863464.64504156" calcext:value-type="float">
            <text:p>4863464,64504156</text:p>
          </table:table-cell>
          <table:table-cell table:formula="of:=[.C47]/[.A45]" office:value-type="float" office:value="253.305450262581" calcext:value-type="float">
            <text:p>253,305450262581</text:p>
          </table:table-cell>
          <table:covered-table-cell/>
          <table:table-cell table:number-columns-repeated="1019"/>
        </table:table-row>
        <table:table-row table:style-name="ro1">
          <table:table-cell table:style-name="ce3" office:value-type="float" office:value="38400" calcext:value-type="float" table:number-columns-spanned="1" table:number-rows-spanned="3">
            <text:p>38400</text:p>
          </table:table-cell>
          <table:table-cell office:value-type="float" office:value="5.401877541" calcext:value-type="float">
            <text:p>5,401877541</text:p>
          </table:table-cell>
          <table:table-cell table:formula="of:=[.$B$27]*8/[.B48]" office:value-type="float" office:value="4901557.98591066" calcext:value-type="float">
            <text:p>4901557,98591066</text:p>
          </table:table-cell>
          <table:table-cell table:formula="of:=[.C48]/[.A48]" office:value-type="float" office:value="127.644739216423" calcext:value-type="float">
            <text:p>127,644739216423</text:p>
          </table:table-cell>
          <table:table-cell table:style-name="ce4" table:formula="of:=AVERAGE([.D49];[.D50];[.D51])" office:value-type="float" office:value="128.212724452257" calcext:value-type="float" table:number-columns-spanned="1" table:number-rows-spanned="3">
            <text:p>128,212724452257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5.35097642" calcext:value-type="float">
            <text:p>5,35097642</text:p>
          </table:table-cell>
          <table:table-cell table:formula="of:=[.$B$27]*8/[.B49]" office:value-type="float" office:value="4948184.01760029" calcext:value-type="float">
            <text:p>4948184,01760029</text:p>
          </table:table-cell>
          <table:table-cell table:formula="of:=[.C49]/[.A48]" office:value-type="float" office:value="128.858958791674" calcext:value-type="float">
            <text:p>128,858958791674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5.405191045" calcext:value-type="float">
            <text:p>5,405191045</text:p>
          </table:table-cell>
          <table:table-cell table:formula="of:=[.$B$27]*8/[.B50]" office:value-type="float" office:value="4898553.22033303" calcext:value-type="float">
            <text:p>4898553,22033303</text:p>
          </table:table-cell>
          <table:table-cell table:formula="of:=[.C50]/[.A48]" office:value-type="float" office:value="127.566490112839" calcext:value-type="float">
            <text:p>127,566490112839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ª de bytes</text:p>
          </table:table-cell>
          <table:table-cell office:value-type="float" office:value="3309702" calcext:value-type="float">
            <text:p>33097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anho do pacote (byte)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udrate</text:p>
          </table:table-cell>
          <table:table-cell office:value-type="float" office:value="38400" calcext:value-type="float">
            <text:p>384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babilidade de Erro (%bcc1 + %bcc2)</text:p>
          </table:table-cell>
          <table:table-cell office:value-type="string" calcext:value-type="string">
            <text:p>Tempo (s)</text:p>
          </table:table-cell>
          <table:table-cell office:value-type="string" calcext:value-type="string">
            <text:p>R (bits/s)</text:p>
          </table:table-cell>
          <table:table-cell office:value-type="string" calcext:value-type="string">
            <text:p>S (R/C)</text:p>
          </table:table-cell>
          <table:table-cell office:value-type="string" calcext:value-type="string">
            <text:p>S (méd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1" table:number-rows-spanned="3">
            <text:p>0+0</text:p>
          </table:table-cell>
          <table:table-cell office:value-type="float" office:value="5.414071622" calcext:value-type="float">
            <text:p>5,414071622</text:p>
          </table:table-cell>
          <table:table-cell table:formula="of:=[.$B$52]*8/[.B57]" office:value-type="float" office:value="4890518.23629532" calcext:value-type="float">
            <text:p>4890518,23629532</text:p>
          </table:table-cell>
          <table:table-cell table:formula="of:=[.C57]/[.$B$54]" office:value-type="float" office:value="127.357245736857" calcext:value-type="float">
            <text:p>127,357245736857</text:p>
          </table:table-cell>
          <table:table-cell table:style-name="ce4" table:formula="of:=AVERAGE([.D57];[.D58];[.D59])" office:value-type="float" office:value="127.497202779792" calcext:value-type="float" table:number-columns-spanned="1" table:number-rows-spanned="3">
            <text:p>127,497202779792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5.393290746" calcext:value-type="float">
            <text:p>5,393290746</text:p>
          </table:table-cell>
          <table:table-cell table:formula="of:=[.$B$52]*8/[.B58]" office:value-type="float" office:value="4909361.8807103" calcext:value-type="float">
            <text:p>4909361,8807103</text:p>
          </table:table-cell>
          <table:table-cell table:formula="of:=[.C58]/[.$B$54]" office:value-type="float" office:value="127.847965643497" calcext:value-type="float">
            <text:p>127,847965643497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5.417085144" calcext:value-type="float">
            <text:p>5,417085144</text:p>
          </table:table-cell>
          <table:table-cell table:formula="of:=[.$B$52]*8/[.B59]" office:value-type="float" office:value="4887797.64322641" calcext:value-type="float">
            <text:p>4887797,64322641</text:p>
          </table:table-cell>
          <table:table-cell table:formula="of:=[.C59]/[.$B$54]" office:value-type="float" office:value="127.286396959021" calcext:value-type="float">
            <text:p>127,286396959021</text:p>
          </table:table-cell>
          <table:covered-table-cell/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1" table:number-rows-spanned="3">
            <text:p>2+2</text:p>
          </table:table-cell>
          <table:table-cell office:value-type="float" office:value="5.6371184" calcext:value-type="float">
            <text:p>5,6371184</text:p>
          </table:table-cell>
          <table:table-cell table:formula="of:=[.$B$52]*8/[.B60]" office:value-type="float" office:value="4697012.57294862" calcext:value-type="float">
            <text:p>4697012,57294862</text:p>
          </table:table-cell>
          <table:table-cell table:formula="of:=[.C60]/[.$B$54]" office:value-type="float" office:value="122.31803575387" calcext:value-type="float">
            <text:p>122,31803575387</text:p>
          </table:table-cell>
          <table:table-cell table:style-name="ce4" table:formula="of:=AVERAGE([.D60];[.D61];[.D62])" office:value-type="float" office:value="123.128458129401" calcext:value-type="float" table:number-columns-spanned="1" table:number-rows-spanned="3">
            <text:p>123,128458129401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5.631430171" calcext:value-type="float">
            <text:p>5,631430171</text:p>
          </table:table-cell>
          <table:table-cell table:formula="of:=[.$B$52]*8/[.B61]" office:value-type="float" office:value="4701756.95977746" calcext:value-type="float">
            <text:p>4701756,95977746</text:p>
          </table:table-cell>
          <table:table-cell table:formula="of:=[.C61]/[.$B$54]" office:value-type="float" office:value="122.441587494205" calcext:value-type="float">
            <text:p>122,441587494205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5.532734958" calcext:value-type="float">
            <text:p>5,532734958</text:p>
          </table:table-cell>
          <table:table-cell table:formula="of:=[.$B$52]*8/[.B62]" office:value-type="float" office:value="4785628.84378095" calcext:value-type="float">
            <text:p>4785628,84378095</text:p>
          </table:table-cell>
          <table:table-cell table:formula="of:=[.C62]/[.$B$54]" office:value-type="float" office:value="124.625751140129" calcext:value-type="float">
            <text:p>124,625751140129</text:p>
          </table:table-cell>
          <table:covered-table-cell/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1" table:number-rows-spanned="3">
            <text:p>4+4</text:p>
          </table:table-cell>
          <table:table-cell office:value-type="float" office:value="5.789007976" calcext:value-type="float">
            <text:p>5,789007976</text:p>
          </table:table-cell>
          <table:table-cell table:formula="of:=[.$B$52]*8/[.B63]" office:value-type="float" office:value="4573774.3167345" calcext:value-type="float">
            <text:p>4573774,3167345</text:p>
          </table:table-cell>
          <table:table-cell table:formula="of:=[.C63]/[.$B$54]" office:value-type="float" office:value="119.108706164961" calcext:value-type="float">
            <text:p>119,108706164961</text:p>
          </table:table-cell>
          <table:table-cell table:style-name="ce4" table:formula="of:=AVERAGE([.D63];[.D64];[.D65])" office:value-type="float" office:value="118.265144887858" calcext:value-type="float" table:number-columns-spanned="1" table:number-rows-spanned="3">
            <text:p>118,265144887858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5.833020275" calcext:value-type="float">
            <text:p>5,833020275</text:p>
          </table:table-cell>
          <table:table-cell table:formula="of:=[.$B$52]*8/[.B64]" office:value-type="float" office:value="4539263.49501674" calcext:value-type="float">
            <text:p>4539263,49501674</text:p>
          </table:table-cell>
          <table:table-cell table:formula="of:=[.C64]/[.$B$54]" office:value-type="float" office:value="118.209986849394" calcext:value-type="float">
            <text:p>118,209986849394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5.869427772" calcext:value-type="float">
            <text:p>5,869427772</text:p>
          </table:table-cell>
          <table:table-cell table:formula="of:=[.$B$52]*8/[.B65]" office:value-type="float" office:value="4511106.87933004" calcext:value-type="float">
            <text:p>4511106,87933004</text:p>
          </table:table-cell>
          <table:table-cell table:formula="of:=[.C65]/[.$B$54]" office:value-type="float" office:value="117.47674164922" calcext:value-type="float">
            <text:p>117,47674164922</text:p>
          </table:table-cell>
          <table:covered-table-cell/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1" table:number-rows-spanned="3">
            <text:p>6+6</text:p>
          </table:table-cell>
          <table:table-cell office:value-type="float" office:value="6.022460681" calcext:value-type="float">
            <text:p>6,022460681</text:p>
          </table:table-cell>
          <table:table-cell table:formula="of:=[.$B$52]*8/[.B66]" office:value-type="float" office:value="4396478.01828463" calcext:value-type="float">
            <text:p>4396478,01828463</text:p>
          </table:table-cell>
          <table:table-cell table:formula="of:=[.C66]/[.$B$54]" office:value-type="float" office:value="114.491615059496" calcext:value-type="float">
            <text:p>114,491615059496</text:p>
          </table:table-cell>
          <table:table-cell table:style-name="ce4" table:formula="of:=AVERAGE([.D66];[.D67];[.D68])" office:value-type="float" office:value="113.840420888256" calcext:value-type="float" table:number-columns-spanned="1" table:number-rows-spanned="3">
            <text:p>113,840420888256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6.134936291" calcext:value-type="float">
            <text:p>6,134936291</text:p>
          </table:table-cell>
          <table:table-cell table:formula="of:=[.$B$52]*8/[.B67]" office:value-type="float" office:value="4315874.6471162" calcext:value-type="float">
            <text:p>4315874,6471162</text:p>
          </table:table-cell>
          <table:table-cell table:formula="of:=[.C67]/[.$B$54]" office:value-type="float" office:value="112.392568935318" calcext:value-type="float">
            <text:p>112,392568935318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6.014818748" calcext:value-type="float">
            <text:p>6,014818748</text:p>
          </table:table-cell>
          <table:table-cell table:formula="of:=[.$B$52]*8/[.B68]" office:value-type="float" office:value="4402063.8209263" calcext:value-type="float">
            <text:p>4402063,8209263</text:p>
          </table:table-cell>
          <table:table-cell table:formula="of:=[.C68]/[.$B$54]" office:value-type="float" office:value="114.637078669956" calcext:value-type="float">
            <text:p>114,637078669956</text:p>
          </table:table-cell>
          <table:covered-table-cell/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1" table:number-rows-spanned="3">
            <text:p>8+8</text:p>
          </table:table-cell>
          <table:table-cell office:value-type="float" office:value="6.39647259" calcext:value-type="float">
            <text:p>6,39647259</text:p>
          </table:table-cell>
          <table:table-cell table:formula="of:=[.$B$52]*8/[.B69]" office:value-type="float" office:value="4139408.96759162" calcext:value-type="float">
            <text:p>4139408,96759162</text:p>
          </table:table-cell>
          <table:table-cell table:formula="of:=[.C69]/[.$B$54]" office:value-type="float" office:value="107.797108531032" calcext:value-type="float">
            <text:p>107,797108531032</text:p>
          </table:table-cell>
          <table:table-cell table:style-name="ce4" table:formula="of:=AVERAGE([.D69];[.D70];[.D71])" office:value-type="float" office:value="108.995773243157" calcext:value-type="float" table:number-columns-spanned="1" table:number-rows-spanned="3">
            <text:p>108,995773243157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6.310871105" calcext:value-type="float">
            <text:p>6,310871105</text:p>
          </table:table-cell>
          <table:table-cell table:formula="of:=[.$B$52]*8/[.B70]" office:value-type="float" office:value="4195556.45480102" calcext:value-type="float">
            <text:p>4195556,45480102</text:p>
          </table:table-cell>
          <table:table-cell table:formula="of:=[.C70]/[.$B$54]" office:value-type="float" office:value="109.25928267711" calcext:value-type="float">
            <text:p>109,25928267711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6.272313527" calcext:value-type="float">
            <text:p>6,272313527</text:p>
          </table:table-cell>
          <table:table-cell table:formula="of:=[.$B$52]*8/[.B71]" office:value-type="float" office:value="4221347.65521902" calcext:value-type="float">
            <text:p>4221347,65521902</text:p>
          </table:table-cell>
          <table:table-cell table:formula="of:=[.C71]/[.$B$54]" office:value-type="float" office:value="109.930928521329" calcext:value-type="float">
            <text:p>109,930928521329</text:p>
          </table:table-cell>
          <table:covered-table-cell/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1" table:number-rows-spanned="3">
            <text:p>10+10</text:p>
          </table:table-cell>
          <table:table-cell office:value-type="float" office:value="6.631386477" calcext:value-type="float">
            <text:p>6,631386477</text:p>
          </table:table-cell>
          <table:table-cell table:formula="of:=[.$B$52]*8/[.B72]" office:value-type="float" office:value="3992772.26441767" calcext:value-type="float">
            <text:p>3992772,26441767</text:p>
          </table:table-cell>
          <table:table-cell table:formula="of:=[.C72]/[.$B$54]" office:value-type="float" office:value="103.978444385877" calcext:value-type="float">
            <text:p>103,978444385877</text:p>
          </table:table-cell>
          <table:table-cell table:style-name="ce4" table:formula="of:=AVERAGE([.D72];[.D73];[.D74])" office:value-type="float" office:value="104.367561923933" calcext:value-type="float" table:number-columns-spanned="1" table:number-rows-spanned="3">
            <text:p>104,367561923933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6.620821271" calcext:value-type="float">
            <text:p>6,620821271</text:p>
          </table:table-cell>
          <table:table-cell table:formula="of:=[.$B$52]*8/[.B73]" office:value-type="float" office:value="3999143.74912598" calcext:value-type="float">
            <text:p>3999143,74912598</text:p>
          </table:table-cell>
          <table:table-cell table:formula="of:=[.C73]/[.$B$54]" office:value-type="float" office:value="104.144368466823" calcext:value-type="float">
            <text:p>104,144368466823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6.568128069" calcext:value-type="float">
            <text:p>6,568128069</text:p>
          </table:table-cell>
          <table:table-cell table:formula="of:=[.$B$52]*8/[.B74]" office:value-type="float" office:value="4031227.12009348" calcext:value-type="float">
            <text:p>4031227,12009348</text:p>
          </table:table-cell>
          <table:table-cell table:formula="of:=[.C74]/[.$B$54]" office:value-type="float" office:value="104.979872919101" calcext:value-type="float">
            <text:p>104,979872919101</text:p>
          </table:table-cell>
          <table:covered-table-cell/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1" table:number-rows-spanned="3">
            <text:p>12+12</text:p>
          </table:table-cell>
          <table:table-cell office:value-type="float" office:value="6.995931339" calcext:value-type="float">
            <text:p>6,995931339</text:p>
          </table:table-cell>
          <table:table-cell table:formula="of:=[.$B$52]*8/[.B75]" office:value-type="float" office:value="3784716.38971012" calcext:value-type="float">
            <text:p>3784716,38971012</text:p>
          </table:table-cell>
          <table:table-cell table:formula="of:=[.C75]/[.$B$54]" office:value-type="float" office:value="98.5603226487012" calcext:value-type="float">
            <text:p>98,5603226487012</text:p>
          </table:table-cell>
          <table:table-cell table:style-name="ce4" table:formula="of:=AVERAGE([.D75];[.D76];[.D77])" office:value-type="float" office:value="100.161592897731" calcext:value-type="float" table:number-columns-spanned="1" table:number-rows-spanned="3">
            <text:p>100,161592897731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6.859194174" calcext:value-type="float">
            <text:p>6,859194174</text:p>
          </table:table-cell>
          <table:table-cell table:formula="of:=[.$B$52]*8/[.B76]" office:value-type="float" office:value="3860164.23042291" calcext:value-type="float">
            <text:p>3860164,23042291</text:p>
          </table:table-cell>
          <table:table-cell table:formula="of:=[.C76]/[.$B$54]" office:value-type="float" office:value="100.525110167263" calcext:value-type="float">
            <text:p>100,525110167263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6.800056194" calcext:value-type="float">
            <text:p>6,800056194</text:p>
          </table:table-cell>
          <table:table-cell table:formula="of:=[.$B$52]*8/[.B77]" office:value-type="float" office:value="3893734.8816856" calcext:value-type="float">
            <text:p>3893734,8816856</text:p>
          </table:table-cell>
          <table:table-cell table:formula="of:=[.C77]/[.$B$54]" office:value-type="float" office:value="101.399345877229" calcext:value-type="float">
            <text:p>101,399345877229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ª de bytes</text:p>
          </table:table-cell>
          <table:table-cell office:value-type="float" office:value="3309702" calcext:value-type="float">
            <text:p>33097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anho do pacote (byte)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udrate</text:p>
          </table:table-cell>
          <table:table-cell office:value-type="float" office:value="38400" calcext:value-type="float">
            <text:p>384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raso de propagação (s)</text:p>
          </table:table-cell>
          <table:table-cell office:value-type="string" calcext:value-type="string">
            <text:p>Tempo (s)</text:p>
          </table:table-cell>
          <table:table-cell office:value-type="string" calcext:value-type="string">
            <text:p>R (bits/s)</text:p>
          </table:table-cell>
          <table:table-cell office:value-type="string" calcext:value-type="string">
            <text:p>S (R/C)</text:p>
          </table:table-cell>
          <table:table-cell office:value-type="string" calcext:value-type="string">
            <text:p>S (méd)</text:p>
          </table:table-cell>
          <table:table-cell table:number-columns-repeated="1019"/>
        </table:table-row>
        <table:table-row table:style-name="ro1">
          <table:table-cell table:style-name="ce4" office:value-type="float" office:value="0" calcext:value-type="float" table:number-columns-spanned="1" table:number-rows-spanned="3">
            <text:p>0</text:p>
          </table:table-cell>
          <table:table-cell office:value-type="float" office:value="5.413779014" calcext:value-type="float">
            <text:p>5,413779014</text:p>
          </table:table-cell>
          <table:table-cell table:formula="of:=[.$B$79]*8/[.B84]" office:value-type="float" office:value="4890782.56270325" calcext:value-type="float">
            <text:p>4890782,56270325</text:p>
          </table:table-cell>
          <table:table-cell table:formula="of:=[.C84]/[.$B$81]" office:value-type="float" office:value="127.364129237064" calcext:value-type="float">
            <text:p>127,364129237064</text:p>
          </table:table-cell>
          <table:table-cell table:style-name="ce4" table:formula="of:=AVERAGE([.D84];[.D85];[.D86])" office:value-type="float" office:value="127.888182191667" calcext:value-type="float" table:number-columns-spanned="1" table:number-rows-spanned="3">
            <text:p>127,888182191667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5.340016754" calcext:value-type="float">
            <text:p>5,340016754</text:p>
          </table:table-cell>
          <table:table-cell table:formula="of:=[.$B$79]*8/[.B85]" office:value-type="float" office:value="4958339.49962173" calcext:value-type="float">
            <text:p>4958339,49962173</text:p>
          </table:table-cell>
          <table:table-cell table:formula="of:=[.C85]/[.$B$81]" office:value-type="float" office:value="129.123424469316" calcext:value-type="float">
            <text:p>129,123424469316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5.421745195" calcext:value-type="float">
            <text:p>5,421745195</text:p>
          </table:table-cell>
          <table:table-cell table:formula="of:=[.$B$79]*8/[.B86]" office:value-type="float" office:value="4883596.52615508" calcext:value-type="float">
            <text:p>4883596,52615508</text:p>
          </table:table-cell>
          <table:table-cell table:formula="of:=[.C86]/[.$B$81]" office:value-type="float" office:value="127.176992868622" calcext:value-type="float">
            <text:p>127,176992868622</text:p>
          </table:table-cell>
          <table:covered-table-cell/>
          <table:table-cell table:number-columns-repeated="1019"/>
        </table:table-row>
        <table:table-row table:style-name="ro1">
          <table:table-cell table:style-name="ce4" office:value-type="float" office:value="0.0001" calcext:value-type="float" table:number-columns-spanned="1" table:number-rows-spanned="3">
            <text:p>0,0001</text:p>
          </table:table-cell>
          <table:table-cell office:value-type="float" office:value="11.995775423" calcext:value-type="float">
            <text:p>11,995775423</text:p>
          </table:table-cell>
          <table:table-cell table:formula="of:=[.$B$79]*8/[.B87]" office:value-type="float" office:value="2207245.05639155" calcext:value-type="float">
            <text:p>2207245,05639155</text:p>
          </table:table-cell>
          <table:table-cell table:formula="of:=[.C87]/[.$B$81]" office:value-type="float" office:value="57.4803400101966" calcext:value-type="float">
            <text:p>57,4803400101966</text:p>
          </table:table-cell>
          <table:table-cell table:style-name="ce4" table:formula="of:=AVERAGE([.D87];[.D88];[.D89])" office:value-type="float" office:value="57.0758094569579" calcext:value-type="float" table:number-columns-spanned="1" table:number-rows-spanned="3">
            <text:p>57,0758094569579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12.084467024" calcext:value-type="float">
            <text:p>12,084467024</text:p>
          </table:table-cell>
          <table:table-cell table:formula="of:=[.$B$79]*8/[.B88]" office:value-type="float" office:value="2191045.40956708" calcext:value-type="float">
            <text:p>2191045,40956708</text:p>
          </table:table-cell>
          <table:table-cell table:formula="of:=[.C88]/[.$B$81]" office:value-type="float" office:value="57.0584742074761" calcext:value-type="float">
            <text:p>57,0584742074761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12.163311104" calcext:value-type="float">
            <text:p>12,163311104</text:p>
          </table:table-cell>
          <table:table-cell table:formula="of:=[.$B$79]*8/[.B89]" office:value-type="float" office:value="2176842.78348291" calcext:value-type="float">
            <text:p>2176842,78348291</text:p>
          </table:table-cell>
          <table:table-cell table:formula="of:=[.C89]/[.$B$81]" office:value-type="float" office:value="56.6886141532009" calcext:value-type="float">
            <text:p>56,6886141532009</text:p>
          </table:table-cell>
          <table:covered-table-cell/>
          <table:table-cell table:number-columns-repeated="1019"/>
        </table:table-row>
        <table:table-row table:style-name="ro1">
          <table:table-cell table:style-name="ce4" office:value-type="float" office:value="0.0002" calcext:value-type="float" table:number-columns-spanned="1" table:number-rows-spanned="3">
            <text:p>0,0002</text:p>
          </table:table-cell>
          <table:table-cell office:value-type="float" office:value="16.025236871" calcext:value-type="float">
            <text:p>16,025236871</text:p>
          </table:table-cell>
          <table:table-cell table:formula="of:=[.$B$79]*8/[.B90]" office:value-type="float" office:value="1652244.9067767" calcext:value-type="float">
            <text:p>1652244,9067767</text:p>
          </table:table-cell>
          <table:table-cell table:formula="of:=[.C90]/[.$B$81]" office:value-type="float" office:value="43.0272111139767" calcext:value-type="float">
            <text:p>43,0272111139767</text:p>
          </table:table-cell>
          <table:table-cell table:style-name="ce4" table:formula="of:=AVERAGE([.D90];[.D91];[.D92])" office:value-type="float" office:value="42.8151304879003" calcext:value-type="float" table:number-columns-spanned="1" table:number-rows-spanned="3">
            <text:p>42,8151304879003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16.127196948" calcext:value-type="float">
            <text:p>16,127196948</text:p>
          </table:table-cell>
          <table:table-cell table:formula="of:=[.$B$79]*8/[.B91]" office:value-type="float" office:value="1641799.01103543" calcext:value-type="float">
            <text:p>1641799,01103543</text:p>
          </table:table-cell>
          <table:table-cell table:formula="of:=[.C91]/[.$B$81]" office:value-type="float" office:value="42.7551825790476" calcext:value-type="float">
            <text:p>42,7551825790476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16.162044067" calcext:value-type="float">
            <text:p>16,162044067</text:p>
          </table:table-cell>
          <table:table-cell table:formula="of:=[.$B$79]*8/[.B92]" office:value-type="float" office:value="1638259.11439399" calcext:value-type="float">
            <text:p>1638259,11439399</text:p>
          </table:table-cell>
          <table:table-cell table:formula="of:=[.C92]/[.$B$81]" office:value-type="float" office:value="42.6629977706767" calcext:value-type="float">
            <text:p>42,6629977706767</text:p>
          </table:table-cell>
          <table:covered-table-cell/>
          <table:table-cell table:number-columns-repeated="1019"/>
        </table:table-row>
        <table:table-row table:style-name="ro1">
          <table:table-cell table:style-name="ce4" office:value-type="float" office:value="0.0003" calcext:value-type="float" table:number-columns-spanned="1" table:number-rows-spanned="3">
            <text:p>0,0003</text:p>
          </table:table-cell>
          <table:table-cell office:value-type="float" office:value="20.400064088" calcext:value-type="float">
            <text:p>20,400064088</text:p>
          </table:table-cell>
          <table:table-cell table:formula="of:=[.$B$79]*8/[.B93]" office:value-type="float" office:value="1297918.27544184" calcext:value-type="float">
            <text:p>1297918,27544184</text:p>
          </table:table-cell>
          <table:table-cell table:formula="of:=[.C93]/[.$B$81]" office:value-type="float" office:value="33.7999550896313" calcext:value-type="float">
            <text:p>33,7999550896313</text:p>
          </table:table-cell>
          <table:table-cell table:style-name="ce4" table:formula="of:=AVERAGE([.D93];[.D94];[.D95])" office:value-type="float" office:value="33.7726312418468" calcext:value-type="float" table:number-columns-spanned="1" table:number-rows-spanned="3">
            <text:p>33,7726312418468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20.400836578" calcext:value-type="float">
            <text:p>20,400836578</text:p>
          </table:table-cell>
          <table:table-cell table:formula="of:=[.$B$79]*8/[.B94]" office:value-type="float" office:value="1297869.12898234" calcext:value-type="float">
            <text:p>1297869,12898234</text:p>
          </table:table-cell>
          <table:table-cell table:formula="of:=[.C94]/[.$B$81]" office:value-type="float" office:value="33.7986752339152" calcext:value-type="float">
            <text:p>33,7986752339152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20.448882343" calcext:value-type="float">
            <text:p>20,448882343</text:p>
          </table:table-cell>
          <table:table-cell table:formula="of:=[.$B$79]*8/[.B95]" office:value-type="float" office:value="1294819.71463657" calcext:value-type="float">
            <text:p>1294819,71463657</text:p>
          </table:table-cell>
          <table:table-cell table:formula="of:=[.C95]/[.$B$81]" office:value-type="float" office:value="33.7192634019939" calcext:value-type="float">
            <text:p>33,7192634019939</text:p>
          </table:table-cell>
          <table:covered-table-cell/>
          <table:table-cell table:number-columns-repeated="1019"/>
        </table:table-row>
        <table:table-row table:style-name="ro1">
          <table:table-cell table:style-name="ce4" office:value-type="float" office:value="0.0004" calcext:value-type="float" table:number-columns-spanned="1" table:number-rows-spanned="3">
            <text:p>0,0004</text:p>
          </table:table-cell>
          <table:table-cell office:value-type="float" office:value="24.636997051" calcext:value-type="float">
            <text:p>24,636997051</text:p>
          </table:table-cell>
          <table:table-cell table:formula="of:=[.$B$79]*8/[.B96]" office:value-type="float" office:value="1074709.54943047" calcext:value-type="float">
            <text:p>1074709,54943047</text:p>
          </table:table-cell>
          <table:table-cell table:formula="of:=[.C96]/[.$B$81]" office:value-type="float" office:value="27.9872278497518" calcext:value-type="float">
            <text:p>27,9872278497518</text:p>
          </table:table-cell>
          <table:table-cell table:style-name="ce4" table:formula="of:=AVERAGE([.D96];[.D97];[.D98])" office:value-type="float" office:value="27.9846017414014" calcext:value-type="float" table:number-columns-spanned="1" table:number-rows-spanned="3">
            <text:p>27,9846017414014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24.667384366" calcext:value-type="float">
            <text:p>24,667384366</text:p>
          </table:table-cell>
          <table:table-cell table:formula="of:=[.$B$79]*8/[.B97]" office:value-type="float" office:value="1073385.6337235" calcext:value-type="float">
            <text:p>1073385,6337235</text:p>
          </table:table-cell>
          <table:table-cell table:formula="of:=[.C97]/[.$B$81]" office:value-type="float" office:value="27.9527508782161" calcext:value-type="float">
            <text:p>27,9527508782161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24.613604646" calcext:value-type="float">
            <text:p>24,613604646</text:p>
          </table:table-cell>
          <table:table-cell table:formula="of:=[.$B$79]*8/[.B98]" office:value-type="float" office:value="1075730.93745547" calcext:value-type="float">
            <text:p>1075730,93745547</text:p>
          </table:table-cell>
          <table:table-cell table:formula="of:=[.C98]/[.$B$81]" office:value-type="float" office:value="28.0138264962363" calcext:value-type="float">
            <text:p>28,0138264962363</text:p>
          </table:table-cell>
          <table:covered-table-cell/>
          <table:table-cell table:number-columns-repeated="1019"/>
        </table:table-row>
        <table:table-row table:style-name="ro1">
          <table:table-cell table:style-name="ce4" office:value-type="float" office:value="0.0005" calcext:value-type="float" table:number-columns-spanned="1" table:number-rows-spanned="3">
            <text:p>0,0005</text:p>
          </table:table-cell>
          <table:table-cell office:value-type="float" office:value="28.841046076" calcext:value-type="float">
            <text:p>28,841046076</text:p>
          </table:table-cell>
          <table:table-cell table:formula="of:=[.$B$79]*8/[.B99]" office:value-type="float" office:value="918053.247105807" calcext:value-type="float">
            <text:p>918053,247105807</text:p>
          </table:table-cell>
          <table:table-cell table:formula="of:=[.C99]/[.$B$81]" office:value-type="float" office:value="23.9076366433804" calcext:value-type="float">
            <text:p>23,9076366433804</text:p>
          </table:table-cell>
          <table:table-cell table:style-name="ce4" table:formula="of:=AVERAGE([.D99];[.D100];[.D101])" office:value-type="float" office:value="23.9205438691796" calcext:value-type="float" table:number-columns-spanned="1" table:number-rows-spanned="3">
            <text:p>23,9205438691796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28.854472559" calcext:value-type="float">
            <text:p>28,854472559</text:p>
          </table:table-cell>
          <table:table-cell table:formula="of:=[.$B$79]*8/[.B100]" office:value-type="float" office:value="917626.061119643" calcext:value-type="float">
            <text:p>917626,061119643</text:p>
          </table:table-cell>
          <table:table-cell table:formula="of:=[.C100]/[.$B$81]" office:value-type="float" office:value="23.896512008324" calcext:value-type="float">
            <text:p>23,896512008324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28.781038946" calcext:value-type="float">
            <text:p>28,781038946</text:p>
          </table:table-cell>
          <table:table-cell table:formula="of:=[.$B$79]*8/[.B101]" office:value-type="float" office:value="919967.34550404" calcext:value-type="float">
            <text:p>919967,34550404</text:p>
          </table:table-cell>
          <table:table-cell table:formula="of:=[.C101]/[.$B$81]" office:value-type="float" office:value="23.9574829558344" calcext:value-type="float">
            <text:p>23,9574829558344</text:p>
          </table:table-cell>
          <table:covered-table-cell/>
          <table:table-cell table:number-columns-repeated="1019"/>
        </table:table-row>
        <table:table-row table:style-name="ro1">
          <table:table-cell table:style-name="ce4" office:value-type="float" office:value="0.0006" calcext:value-type="float" table:number-columns-spanned="1" table:number-rows-spanned="3">
            <text:p>0,0006</text:p>
          </table:table-cell>
          <table:table-cell office:value-type="float" office:value="33.129789083" calcext:value-type="float">
            <text:p>33,129789083</text:p>
          </table:table-cell>
          <table:table-cell table:formula="of:=[.$B$79]*8/[.B102]" office:value-type="float" office:value="799208.710132916" calcext:value-type="float">
            <text:p>799208,710132916</text:p>
          </table:table-cell>
          <table:table-cell table:formula="of:=[.C102]/[.$B$81]" office:value-type="float" office:value="20.812726826378" calcext:value-type="float">
            <text:p>20,812726826378</text:p>
          </table:table-cell>
          <table:table-cell table:style-name="ce4" table:formula="of:=AVERAGE([.D102];[.D103];[.D104])" office:value-type="float" office:value="20.8477912420584" calcext:value-type="float" table:number-columns-spanned="1" table:number-rows-spanned="3">
            <text:p>20,8477912420584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33.087877504" calcext:value-type="float">
            <text:p>33,087877504</text:p>
          </table:table-cell>
          <table:table-cell table:formula="of:=[.$B$79]*8/[.B103]" office:value-type="float" office:value="800221.047626857" calcext:value-type="float">
            <text:p>800221,047626857</text:p>
          </table:table-cell>
          <table:table-cell table:formula="of:=[.C103]/[.$B$81]" office:value-type="float" office:value="20.8390897819494" calcext:value-type="float">
            <text:p>20,8390897819494</text:p>
          </table:table-cell>
          <table:covered-table-cell/>
          <table:table-cell table:number-columns-repeated="1019"/>
        </table:table-row>
        <table:table-row table:style-name="ro1">
          <table:covered-table-cell/>
          <table:table-cell office:value-type="float" office:value="33.004780166" calcext:value-type="float">
            <text:p>33,004780166</text:p>
          </table:table-cell>
          <table:table-cell table:formula="of:=[.$B$79]*8/[.B104]" office:value-type="float" office:value="802235.793325356" calcext:value-type="float">
            <text:p>802235,793325356</text:p>
          </table:table-cell>
          <table:table-cell table:formula="of:=[.C104]/[.$B$81]" office:value-type="float" office:value="20.8915571178478" calcext:value-type="float">
            <text:p>20,8915571178478</text:p>
          </table:table-cell>
          <table:covered-table-cell/>
          <table:table-cell table:number-columns-repeated="1019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0-11-05T14:27:34Z</meta:creation-date>
    <dc:date>2021-12-11T16:56:30.385140046</dc:date>
    <meta:editing-cycles>2</meta:editing-cycles>
    <meta:editing-duration>PT42M57S</meta:editing-duration>
    <meta:document-statistic meta:table-count="1" meta:cell-count="34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graphic-properties svg:stroke-width="0.018cm" svg:stroke-color="#b3b3b3"/>
    </style:style>
    <style:style style:name="ch6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width="0.026cm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2.271cm" svg:height="9.565cm" xlink:href=".." xlink:type="simple" chart:class="chart:line" chart:style-name="ch1">
        <chart:plot-area chart:style-name="ch2" table:cell-range-address="Sheet1.A6:Sheet1.A25 Sheet1.E5:Sheet1.E25" chart:data-source-has-labels="both" svg:x="0.445cm" svg:y="0.191cm" svg:width="21.381cm" svg:height="9.183cm">
          <chartooo:coordinate-region svg:x="1.181cm" svg:y="0.39cm" svg:width="20.645cm" svg:height="8.337cm"/>
          <chart:axis chart:dimension="x" chart:name="primary-x" chart:style-name="ch3" chartooo:axis-type="text">
            <chart:categories table:cell-range-address="Sheet1.A6:Sheet1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6:Sheet1.E25" chart:label-cell-address="Sheet1.E5:Sheet1.E5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NAME?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6:Sheet1.A25</svg:desc>
                </draw:g>
              </table:table-cell>
              <table:table-cell office:value-type="float" office:value="NaN">
                <text:p>NaN</text:p>
                <draw:g>
                  <svg:desc>Sheet1.E6:Sheet1.E2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.1104847955335">
                <text:p>40.1104847955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3.2830774879331">
                <text:p>73.2830774879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8.48792813783">
                <text:p>128.48792813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03.645456645475">
                <text:p>203.645456645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04.573337360365">
                <text:p>304.573337360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39.744504516382">
                <text:p>439.744504516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graphic-properties svg:stroke-width="0.018cm" svg:stroke-color="#b3b3b3"/>
    </style:style>
    <style:style style:name="ch6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width="0.026cm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2.271cm" svg:height="9.974cm" xlink:href=".." xlink:type="simple" chart:class="chart:line" chart:style-name="ch1">
        <chart:plot-area chart:style-name="ch2" table:cell-range-address="Sheet1.A31:Sheet1.A50 Sheet1.E30:Sheet1.E50" chart:data-source-has-labels="both" svg:x="0.445cm" svg:y="0.199cm" svg:width="21.381cm" svg:height="9.576cm">
          <chartooo:coordinate-region svg:x="1.393cm" svg:y="0.398cm" svg:width="20.433cm" svg:height="8.73cm"/>
          <chart:axis chart:dimension="x" chart:name="primary-x" chart:style-name="ch3" chartooo:axis-type="text">
            <chart:categories table:cell-range-address="Sheet1.A31:Sheet1.A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31:Sheet1.E50" chart:label-cell-address="Sheet1.E30:Sheet1.E30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107,76149235749</text:p>
                <draw:g>
                  <svg:desc>Sheet1.E30:Sheet1.E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31:Sheet1.A50</svg:desc>
                </draw:g>
              </table:table-cell>
              <table:table-cell office:value-type="float" office:value="NaN">
                <text:p>NaN</text:p>
                <draw:g>
                  <svg:desc>Sheet1.E31:Sheet1.E5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4154.3067643499">
                <text:p>4154.3067643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051.79634147843">
                <text:p>2051.79634147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849.249283105651">
                <text:p>849.249283105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423.312935181434">
                <text:p>423.312935181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211.179740636658">
                <text:p>211.179740636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128.212724452257">
                <text:p>128.212724452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graphic-properties svg:stroke-width="0.018cm" svg:stroke-color="#b3b3b3"/>
    </style:style>
    <style:style style:name="ch6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width="0.026cm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2.271cm" svg:height="9.974cm" xlink:href=".." xlink:type="simple" chart:class="chart:line" chart:style-name="ch1">
        <chart:plot-area chart:style-name="ch2" table:cell-range-address="Sheet1.A58:Sheet1.A77 Sheet1.E57:Sheet1.E77" chart:data-source-has-labels="both" svg:x="0.445cm" svg:y="0.199cm" svg:width="21.381cm" svg:height="9.576cm">
          <chartooo:coordinate-region svg:x="1.181cm" svg:y="0.398cm" svg:width="20.645cm" svg:height="8.73cm"/>
          <chart:axis chart:dimension="x" chart:name="primary-x" chart:style-name="ch3" chartooo:axis-type="text">
            <chart:categories table:cell-range-address="Sheet1.A58:Sheet1.A7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58:Sheet1.E77" chart:label-cell-address="Sheet1.E57:Sheet1.E57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7,497202779792</text:p>
                <draw:g>
                  <svg:desc>Sheet1.E57:Sheet1.E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58:Sheet1.A77</svg:desc>
                </draw:g>
              </table:table-cell>
              <table:table-cell office:value-type="float" office:value="NaN">
                <text:p>NaN</text:p>
                <draw:g>
                  <svg:desc>Sheet1.E58:Sheet1.E7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+2</text:p>
              </table:table-cell>
              <table:table-cell office:value-type="float" office:value="123.128458129401">
                <text:p>123.128458129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+4</text:p>
              </table:table-cell>
              <table:table-cell office:value-type="float" office:value="118.265144887858">
                <text:p>118.265144887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+6</text:p>
              </table:table-cell>
              <table:table-cell office:value-type="float" office:value="113.840420888256">
                <text:p>113.840420888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+8</text:p>
              </table:table-cell>
              <table:table-cell office:value-type="float" office:value="108.995773243157">
                <text:p>108.995773243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+10</text:p>
              </table:table-cell>
              <table:table-cell office:value-type="float" office:value="104.367561923933">
                <text:p>104.367561923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+12</text:p>
              </table:table-cell>
              <table:table-cell office:value-type="float" office:value="100.161592897731">
                <text:p>100.161592897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graphic-properties svg:stroke-width="0.018cm" svg:stroke-color="#b3b3b3"/>
    </style:style>
    <style:style style:name="ch6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width="0.026cm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2.271cm" svg:height="9.974cm" xlink:href=".." xlink:type="simple" chart:class="chart:line" chart:style-name="ch1">
        <chart:plot-area chart:style-name="ch2" table:cell-range-address="Sheet1.A85:Sheet1.A104 Sheet1.E84:Sheet1.E104" chart:data-source-has-labels="both" svg:x="0.445cm" svg:y="0.199cm" svg:width="21.381cm" svg:height="9.576cm">
          <chartooo:coordinate-region svg:x="0.969cm" svg:y="0.398cm" svg:width="20.857cm" svg:height="8.73cm"/>
          <chart:axis chart:dimension="x" chart:name="primary-x" chart:style-name="ch3" chartooo:axis-type="text">
            <chart:categories table:cell-range-address="Sheet1.A85:Sheet1.A10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85:Sheet1.E104" chart:label-cell-address="Sheet1.E84:Sheet1.E84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7,888182191667</text:p>
                <draw:g>
                  <svg:desc>Sheet1.E84:Sheet1.E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85:Sheet1.A104</svg:desc>
                </draw:g>
              </table:table-cell>
              <table:table-cell office:value-type="float" office:value="NaN">
                <text:p>NaN</text:p>
                <draw:g>
                  <svg:desc>Sheet1.E85:Sheet1.E10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57.0758094569579">
                <text:p>57.0758094569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">
                <text:p>0.0002</text:p>
              </table:table-cell>
              <table:table-cell office:value-type="float" office:value="42.8151304879003">
                <text:p>42.8151304879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3">
                <text:p>0.0003</text:p>
              </table:table-cell>
              <table:table-cell office:value-type="float" office:value="33.7726312418468">
                <text:p>33.7726312418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4">
                <text:p>0.0004</text:p>
              </table:table-cell>
              <table:table-cell office:value-type="float" office:value="27.9846017414014">
                <text:p>27.9846017414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5">
                <text:p>0.0005</text:p>
              </table:table-cell>
              <table:table-cell office:value-type="float" office:value="23.9205438691796">
                <text:p>23.9205438691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6">
                <text:p>0.0006</text:p>
              </table:table-cell>
              <table:table-cell office:value-type="float" office:value="20.8477912420584">
                <text:p>20.8477912420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